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6cm" fo:min-width="1.372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 draw:shadow="visible"/>
    </style:style>
    <style:style style:name="gr2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1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bbe33d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 draw:shadow="visible"/>
    </style:style>
    <style:style style:name="gr26" style:family="graphic" style:parent-style-name="Objeto_20_sin_20_relleno_20_ni_20_línea">
      <style:graphic-properties draw:stroke="none" svg:stroke-color="#729fc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cm" svg:stroke-color="#729fcf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svg:stroke-color="#729fc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P1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2.002cm" svg:y="5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5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2.0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19" draw:text-style-name="P11" draw:layer="layout" svg:width="4.198cm" svg:height="4.098cm" svg:x="2.002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7.602cm" svg:y="17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5.003cm" svg:y="1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13.103cm" svg:y="21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21" draw:text-style-name="P11" draw:layer="layout" svg:width="2.928cm" svg:height="2.526cm" svg:x="2.003cm" svg:y="2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2.61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2" draw:text-style-name="P11" draw:layer="layout" svg:width="2.928cm" svg:height="2.525cm" svg:x="6.607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2.61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7.8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2.003cm" svg:y="5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8cm" svg:x="2.477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6.67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3" draw:text-style-name="P11" draw:layer="layout" svg:width="2.928cm" svg:height="2.525cm" svg:x="6.607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1" draw:text-style-name="P11" draw:layer="layout" svg:width="2.928cm" svg:height="2.526cm" svg:x="2.003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9.39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4cm" svg:x="2.71cm" svg:y="10.61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4" draw:text-style-name="P11" draw:layer="layout" svg:width="2.929cm" svg:height="2.525cm" svg:x="5.909cm" svg:y="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6.383cm" svg:y="10.32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7.174cm" svg:y="11.54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2.6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894cm" svg:y="2.79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11.545cm" svg:y="6.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12.964cm" svg:y="6.67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9.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964cm" svg:y="10.5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5" draw:text-style-name="P11" draw:layer="layout" svg:width="2.929cm" svg:height="2.526cm" svg:x="11.846cm" svg:y="15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32cm" svg:y="16.2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111cm" svg:y="16.954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4.652cm" svg:y1="4.112cm" svg:x2="6.884cm" svg:y2="6.084cm">
          <text:p/>
        </draw:line>
        <draw:line draw:style-name="gr17" draw:text-style-name="P12" draw:layer="layout" svg:x1="4.931cm" svg:y1="6.701cm" svg:x2="6.606cm" svg:y2="6.701cm">
          <text:p/>
        </draw:line>
        <draw:line draw:style-name="gr17" draw:text-style-name="P12" draw:layer="layout" svg:x1="8cm" svg:y1="4.729cm" svg:x2="8cm" svg:y2="5.594cm">
          <text:p/>
        </draw:line>
        <draw:line draw:style-name="gr17" draw:text-style-name="P12" draw:layer="layout" svg:x1="11.349cm" svg:y1="4.236cm" svg:x2="9.117cm" svg:y2="5.962cm">
          <text:p/>
        </draw:line>
        <draw:line draw:style-name="gr17" draw:text-style-name="P12" draw:layer="layout" svg:x1="11.072cm" svg:y1="6.824cm" svg:x2="9.535cm" svg:y2="6.824cm">
          <text:p/>
        </draw:line>
        <draw:line draw:style-name="gr17" draw:text-style-name="P12" draw:layer="layout" svg:x1="4.443cm" svg:y1="9.398cm" svg:x2="7.08cm" svg:y2="7.688cm">
          <text:p/>
        </draw:line>
        <draw:line draw:style-name="gr17" draw:text-style-name="P12" draw:layer="layout" svg:x1="7.721cm" svg:y1="9.908cm" svg:x2="7.861cm" svg:y2="8.119cm">
          <text:p/>
        </draw:line>
        <draw:line draw:style-name="gr17" draw:text-style-name="P12" draw:layer="layout" svg:x1="11.545cm" svg:y1="9.4cm" svg:x2="9.256cm" svg:y2="7.564cm">
          <text:p/>
        </draw:line>
        <draw:line draw:style-name="gr17" draw:text-style-name="P12" draw:layer="layout" svg:x1="13cm" svg:y1="15.874cm" svg:x2="8.838cm" svg:y2="7.933cm">
          <text:p/>
        </draw:line>
        <draw:custom-shape draw:style-name="gr27" draw:text-style-name="P11" draw:layer="layout" svg:width="2.929cm" svg:height="2.526cm" svg:x="15.747cm" svg:y="1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2.7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3.4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046cm" svg:y="1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52cm" svg:y="19.9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311cm" svg:y="20.6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6.1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6.8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3.2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3.9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147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621cm" svg:y="12.3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412cm" svg:y="13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6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6.6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7.3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347cm" svg:y="1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821cm" svg:y="19.99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612cm" svg:y="20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9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9.8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20.5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7cm" svg:y="20.9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869cm" svg:y="13.40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cm" svg:y="17.2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4cm" svg:y="12.49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23cm" svg:y="12.8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56cm" svg:y="21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311cm" svg:y="21.12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line draw:style-name="gr28" draw:text-style-name="P12" draw:layer="layout" svg:x1="13.8cm" svg:y1="15.874cm" svg:x2="13.8cm" svg:y2="14.502cm">
          <text:p/>
        </draw:line>
        <draw:line draw:style-name="gr28" draw:text-style-name="P12" draw:layer="layout" svg:x1="12.2cm" svg:y1="16.2cm" svg:x2="10.686cm" svg:y2="14.97cm">
          <text:p/>
        </draw:line>
        <draw:line draw:style-name="gr28" draw:text-style-name="P12" draw:layer="layout" svg:x1="11.846cm" svg:y1="17.2cm" svg:x2="11.175cm" svg:y2="17.2cm">
          <text:p/>
        </draw:line>
        <draw:line draw:style-name="gr28" draw:text-style-name="P12" draw:layer="layout" svg:x1="14.4cm" svg:y1="16.2cm" svg:x2="16.221cm" svg:y2="14.47cm">
          <text:p/>
        </draw:line>
        <draw:line draw:style-name="gr28" draw:text-style-name="P12" draw:layer="layout" svg:x1="14.775cm" svg:y1="17cm" svg:x2="15.747cm" svg:y2="17cm">
          <text:p/>
        </draw:line>
        <draw:line draw:style-name="gr28" draw:text-style-name="P12" draw:layer="layout" svg:x1="12.2cm" svg:y1="18cm" svg:x2="10.787cm" svg:y2="19.993cm">
          <text:p/>
        </draw:line>
        <draw:line draw:style-name="gr28" draw:text-style-name="P12" draw:layer="layout" svg:x1="13.4cm" svg:y1="18.4cm" svg:x2="13.4cm" svg:y2="19.575cm">
          <text:p/>
        </draw:line>
        <draw:line draw:style-name="gr28" draw:text-style-name="P12" draw:layer="layout" svg:x1="14.4cm" svg:y1="18cm" svg:x2="16.221cm" svg:y2="19.89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4cm" svg:height="0.999cm" svg:x="1.08cm" svg:y="25.484cm">
          <draw:text-box>
            <text:p>(state 1)</text:p>
          </draw:text-box>
        </draw:frame>
        <draw:frame draw:style-name="gr4" draw:text-style-name="P4" draw:layer="layout" svg:width="1.6cm" svg:height="7.325cm" svg:x="1.5cm" svg:y="19.1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7cm" svg:y="19.179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9cm" svg:y="2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8cm" svg:y="19.1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8cm" svg:y="2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8cm" svg:y="19.1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2cm" svg:y="22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8cm" svg:y="19.1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6cm" svg:y="23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48cm" svg:y="25.485cm">
          <draw:text-box>
            <text:p>(state 2)</text:p>
          </draw:text-box>
        </draw:frame>
        <draw:frame draw:style-name="gr3" draw:text-style-name="P4" draw:layer="layout" svg:width="4cm" svg:height="0.999cm" svg:x="9.38cm" svg:y="25.485cm">
          <draw:text-box>
            <text:p>(state 3)</text:p>
          </draw:text-box>
        </draw:frame>
        <draw:frame draw:style-name="gr3" draw:text-style-name="P4" draw:layer="layout" svg:width="4cm" svg:height="0.999cm" svg:x="12.98cm" svg:y="25.485cm">
          <draw:text-box>
            <text:p>(state 4)</text:p>
          </draw:text-box>
        </draw:frame>
        <draw:frame draw:style-name="gr3" draw:text-style-name="P4" draw:layer="layout" svg:width="4cm" svg:height="0.999cm" svg:x="16.38cm" svg:y="25.485cm">
          <draw:text-box>
            <text:p>(state 5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1.878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9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9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9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8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2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01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9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01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6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6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6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01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6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8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2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7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9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2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9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8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2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7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9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2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9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0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001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01cm" svg:y1="3.2cm" svg:x2="14.701cm" svg:y2="8.4cm">
          <text:p/>
        </draw:line>
        <draw:custom-shape draw:style-name="gr10" draw:text-style-name="P8" draw:layer="layout" svg:width="1cm" svg:height="1.8cm" svg:x="3.80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3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01cm" svg:y="1.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01cm" svg:y="1.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01cm" svg:y="15.3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01cm" svg:y1="2.8cm" svg:x2="5.401cm" svg:y2="4.4cm">
          <text:p/>
        </draw:line>
        <draw:line draw:style-name="gr13" draw:text-style-name="P7" draw:layer="layout" svg:x1="16.201cm" svg:y1="2.8cm" svg:x2="16.402cm" svg:y2="4.301cm">
          <text:p/>
        </draw:line>
        <draw:line draw:style-name="gr13" draw:text-style-name="P7" draw:layer="layout" svg:x1="9.201cm" svg:y1="15cm" svg:x2="6.344cm" svg:y2="13cm">
          <text:p/>
        </draw:line>
        <draw:line draw:style-name="gr13" draw:text-style-name="P7" draw:layer="layout" svg:x1="11.001cm" svg:y1="14.4cm" svg:x2="13.401cm" svg:y2="12.4cm">
          <text:p/>
        </draw:line>
        <draw:line draw:style-name="gr13" draw:text-style-name="P7" draw:layer="layout" svg:x1="11.001cm" svg:y1="16.7cm" svg:x2="13.001cm" svg:y2="19cm">
          <text:p/>
        </draw:line>
        <draw:line draw:style-name="gr13" draw:text-style-name="P7" draw:layer="layout" svg:x1="8.801cm" svg:y1="17.2cm" svg:x2="6.601cm" svg:y2="19.2cm">
          <text:p/>
        </draw:line>
        <draw:line draw:style-name="gr13" draw:text-style-name="P7" draw:layer="layout" svg:x1="9.601cm" svg:y1="17.2cm" svg:x2="7.601cm" svg:y2="22.8cm">
          <text:p/>
        </draw:line>
        <draw:line draw:style-name="gr13" draw:text-style-name="P7" draw:layer="layout" svg:x1="10.601cm" svg:y1="17.2cm" svg:x2="12.801cm" svg:y2="22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4T17:12:23.715000000</dc:date>
    <meta:editing-duration>PT6H9M53S</meta:editing-duration>
    <meta:editing-cycles>62</meta:editing-cycles>
    <meta:generator>LibreOffice/7.3.5.2$Windows_X86_64 LibreOffice_project/184fe81b8c8c30d8b5082578aee2fed2ea847c01</meta:generator>
    <meta:document-statistic meta:object-count="354"/>
  </office:meta>
</office:document-meta>
</file>